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60000001E0C8FD5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Gras" style:font-pitch="variable"/>
    <style:font-face style:name="Lato1" svg:font-family="Lato" style:font-adornments="Normal"/>
    <style:font-face style:name="Lato2" svg:font-family="Lato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875in" table:align="margins"/>
    </style:style>
    <style:style style:name="Table1.A" style:family="table-column">
      <style:table-column-properties style:column-width="2.3625in" style:rel-column-width="21845*"/>
    </style:style>
    <style:style style:name="Table1.C" style:family="table-column">
      <style:table-column-properties style:column-width="2.3625in" style:rel-column-width="21844*"/>
    </style:style>
    <style:style style:name="Table1.A1" style:family="table-cell">
      <style:table-cell-properties fo:padding="0in" fo:border="none" style:writing-mode="page"/>
    </style:style>
    <style:style style:name="Table1.7" style:family="table-row">
      <style:table-row-properties style:min-row-height="0.3542in"/>
    </style:style>
    <style:style style:name="Table1.9" style:family="table-row">
      <style:table-row-properties style:min-row-height="0.3958in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Quotations">
      <style:paragraph-properties fo:margin-top="0in" fo:margin-bottom="0.0398in" style:contextual-spacing="false"/>
      <style:text-properties fo:language="fr" fo:country="FR"/>
    </style:style>
    <style:style style:name="P3" style:family="paragraph" style:parent-style-name="Quotations">
      <style:text-properties fo:language="fr" fo:country="FR"/>
    </style:style>
    <style:style style:name="P4" style:family="paragraph" style:parent-style-name="Text_20_body">
      <style:text-properties fo:language="fr" fo:country="FR" officeooo:rsid="000900b6" officeooo:paragraph-rsid="000900b6"/>
    </style:style>
    <style:style style:name="P5" style:family="paragraph" style:parent-style-name="Title">
      <style:text-properties fo:language="fr" fo:country="FR"/>
    </style:style>
    <style:style style:name="P6" style:family="paragraph" style:parent-style-name="Table_20_Contents">
      <style:text-properties officeooo:rsid="000b5c3c" officeooo:paragraph-rsid="000b5c3c"/>
    </style:style>
    <style:style style:name="P7" style:family="paragraph" style:parent-style-name="Table_20_Contents">
      <style:text-properties officeooo:rsid="000be1cc" officeooo:paragraph-rsid="000be1cc"/>
    </style:style>
    <style:style style:name="P8" style:family="paragraph" style:parent-style-name="Table_20_Contents">
      <style:text-properties fo:color="#ff0000" loext:opacity="100%" officeooo:rsid="000be1cc" officeooo:paragraph-rsid="000be1cc"/>
    </style:style>
    <style:style style:name="P9" style:family="paragraph" style:parent-style-name="Text_20_body">
      <style:text-properties fo:language="fr" fo:country="FR" officeooo:rsid="000900b6" officeooo:paragraph-rsid="000900b6"/>
    </style:style>
    <style:style style:name="P10" style:family="paragraph" style:parent-style-name="Text_20_body">
      <style:text-properties fo:language="fr" fo:country="FR" officeooo:rsid="000b5c3c" officeooo:paragraph-rsid="000b5c3c"/>
    </style:style>
    <style:style style:name="P11" style:family="paragraph" style:parent-style-name="Text_20_body">
      <style:text-properties officeooo:rsid="000be1cc" officeooo:paragraph-rsid="000be1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e4c4" style:font-weight-asian="bold" style:font-weight-complex="bold"/>
    </style:style>
    <style:style style:name="T3" style:family="text">
      <style:text-properties fo:font-weight="bold" officeooo:rsid="00c611f8" style:font-weight-asian="bold" style:font-weight-complex="bold"/>
    </style:style>
    <style:style style:name="T4" style:family="text">
      <style:text-properties style:font-name="Lato1" fo:font-weight="bold" officeooo:rsid="0007e4c4" style:font-weight-asian="bold" style:font-weight-complex="bold"/>
    </style:style>
    <style:style style:name="T5" style:family="text">
      <style:text-properties officeooo:rsid="00c611f8"/>
    </style:style>
    <style:style style:name="T6" style:family="text">
      <style:text-properties officeooo:rsid="0007e4c4"/>
    </style:style>
    <style:style style:name="T7" style:family="text">
      <style:text-properties officeooo:rsid="00bfa073"/>
    </style:style>
    <style:style style:name="T8" style:family="text">
      <style:text-properties style:font-name="Lato2" fo:font-size="12pt" officeooo:rsid="00bfa073"/>
    </style:style>
    <style:style style:name="T9" style:family="text">
      <style:text-properties officeooo:rsid="000a0c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-0.5173in" svg:y="-0.4898in" svg:width="0.8957in" svg:height="0.3126in" draw:z-index="0"><draw:image xlink:href="Pictures/10000001000000560000001E0C8FD542.png" xlink:type="simple" xlink:show="embed" xlink:actuate="onLoad" draw:mime-type="image/png"/></draw:frame>Qualités d’un·e chef·fe d’équipe</text:p>
      <text:p text:style-name="P2"><text:span text:style-name="T2">F</text:span><text:span text:style-name="T1">ai</text:span><text:span text:style-name="T2">tes</text:span><text:span text:style-name="T1"> la liste des </text:span><text:span text:style-name="T2">principales </text:span><text:span text:style-name="T1">qualités d’un·</text:span><text:span text:style-name="T2">e</text:span><text:span text:style-name="T1"> bon·</text:span><text:span text:style-name="T2">ne</text:span><text:span text:style-name="T1"> chef</text:span><text:span text:style-name="T4">·</text:span><text:span text:style-name="T2">fe</text:span><text:span text:style-name="T1"> d’équipe : </text:span><text:span text:style-name="T3">il en faut minimum 5 et maximum 8</text:span><text:span text:style-name="T5">. </text:span><text:span text:style-name="T6">Vous pouvez vous aider de votre expérience et des réflexions menées lors</text:span><text:span text:style-name="T7"> des deux derniers TD </text:span><text:span text:style-name="T6">concernant la </text:span><text:span text:style-name="T7">charte du </text:span><text:span text:style-name="T8">travail</text:span><text:span text:style-name="T7"> en </text:span><text:span text:style-name="T8">groupe</text:span><text:span text:style-name="T7"> et </text:span><text:span text:style-name="T6">la </text:span><text:span text:style-name="T7">place des émotions.</text:span></text:p>
      <text:p text:style-name="P3"><text:span text:style-name="T3">Justifie</text:span><text:span text:style-name="T2">z votre</text:span><text:span text:style-name="T3"> avis et </text:span><text:span text:style-name="T2">votre</text:span><text:span text:style-name="T3"> classement</text:span><text:span text:style-name="T5">.</text:span></text:p>
      <text:p text:style-name="P4">Eloquence</text:p>
      <text:p text:style-name="P4">Bien savoir s’exprimer est pour moi la plus im<text:span text:style-name="T9">p</text:span>ortante des qualités d’un chef d’équipe, car cela permet de mettre son équipe en confiance et de parraitre légitime de sa position</text:p>
      <text:p text:style-name="P4">Altruisme</text:p>
      <text:p text:style-name="P4">Il est primordial pour un chef de pouvoir venir en aide a son équipe si elle rencotrai des difficultés</text:p>
      <text:p text:style-name="P4">Confiance en soi</text:p>
      <text:p text:style-name="P4">Il est important pour un chef d’equipe de se faire confiance, sans quoi il n’oserai peut etre pas prendre certaines décisions ou faire certaines choses</text:p>
      <text:p text:style-name="P4">Attentif</text:p>
      <text:p text:style-name="P4">Ecouter son équipe permet de favoriser la diversité des opinions et de former un groupe soudé se faisant confiance mutuellement</text:p>
      <text:p text:style-name="P4">Critique</text:p>
      <text:p text:style-name="P4">Il faut pouvoir se rem<text:span text:style-name="T9">P</text:span>ettre en question et remettre en question son équipe pour bien la diriger, et ne pas rester dans une idée parfois mauvaise</text:p>
      <text:p text:style-name="P4">Organisé</text:p>
      <text:p text:style-name="P4">Meme si elle n’est pas forcément essentiel, l’organistion peut permettre de réduire le stress au sein d’une équipe et permettre un meilleur fonctionnement de celle-ci</text:p>
      <text:p text:style-name="P4">Optimiste</text:p>
      <text:p text:style-name="P4">Pas essentiel, mais l’inverse serait inquiétant, alors je pense que l’optimisme permet de ne pas sombrer dans la négativité et un meilleur espace de travail pour l’équipe<text:span text:style-name="T9"> </text:span></text:p>
      <text:p text:style-name="P4"/>
      <text:p text:style-name="P10">Leadership</text:p>
      <text:p text:style-name="P10">Discipliné</text:p>
      <text:p text:style-name="P10">Empathie</text:p>
      <text:p text:style-name="P10">Respect</text:p>
      <text:p text:style-name="P10">Calme</text:p>
      <text:p text:style-name="P10"><text:soft-page-break/>Attentionné</text:p>
      <text:p text:style-name="P10">Adaptable</text:p>
      <text:p text:style-name="P10">Exemplaire</text:p>
      <text:p text:style-name="P10">Communicatif</text:p>
      <text:p text:style-name="P10">Charismatique</text:p>
      <text:p text:style-name="P10">Gerer le stress</text:p>
      <text:p text:style-name="P10">Investi</text:p>
      <text:p text:style-name="P10">Refléchi</text:p>
      <text:p text:style-name="P10">Experimenté professionnellement</text:p>
      <text:p text:style-name="P10">Fiable</text:p>
      <text:p text:style-name="P10">Critique</text:p>
      <text:p text:style-name="P10">Dynamisme</text:p>
      <text:p text:style-name="P10">Capacité a etre reconnaissant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6">Relationel</text:p>
          </table:table-cell>
          <table:table-cell table:style-name="Table1.A1" office:value-type="string">
            <text:p text:style-name="P7">Comportement</text:p>
          </table:table-cell>
          <table:table-cell table:style-name="Table1.A1" office:value-type="string">
            <text:p text:style-name="P7">Intellect</text:p>
          </table:table-cell>
        </table:table-row>
        <table:table-row>
          <table:table-cell table:style-name="Table1.A1" office:value-type="string">
            <text:p text:style-name="P7">Respect</text:p>
          </table:table-cell>
          <table:table-cell table:style-name="Table1.A1" office:value-type="string">
            <text:p text:style-name="P7">Calme</text:p>
          </table:table-cell>
          <table:table-cell table:style-name="Table1.A1" office:value-type="string">
            <text:p text:style-name="P7">Esprit critique</text:p>
          </table:table-cell>
        </table:table-row>
        <table:table-row>
          <table:table-cell table:style-name="Table1.A1" office:value-type="string">
            <text:p text:style-name="P6">A l’écoute</text:p>
          </table:table-cell>
          <table:table-cell table:style-name="Table1.A1" office:value-type="string">
            <text:p text:style-name="P7">Adaptable</text:p>
          </table:table-cell>
          <table:table-cell table:style-name="Table1.A1" office:value-type="string">
            <text:p text:style-name="P7">Exp. Professionnel</text:p>
          </table:table-cell>
        </table:table-row>
        <table:table-row>
          <table:table-cell table:style-name="Table1.A1" office:value-type="string">
            <text:p text:style-name="P6">Altruisme</text:p>
          </table:table-cell>
          <table:table-cell table:style-name="Table1.A1" office:value-type="string">
            <text:p text:style-name="P7">Refléchi</text:p>
          </table:table-cell>
          <table:table-cell table:style-name="Table1.A1" office:value-type="string">
            <text:p text:style-name="P7">Organisation</text:p>
          </table:table-cell>
        </table:table-row>
        <table:table-row>
          <table:table-cell table:style-name="Table1.A1" office:value-type="string">
            <text:p text:style-name="P6">Empathie</text:p>
          </table:table-cell>
          <table:table-cell table:style-name="Table1.A1" office:value-type="string">
            <text:p text:style-name="P7">Discipliné</text:p>
          </table:table-cell>
          <table:table-cell table:style-name="Table1.A1" office:value-type="string">
            <text:p text:style-name="P7">Cap. A se remettre en q.</text:p>
          </table:table-cell>
        </table:table-row>
        <table:table-row>
          <table:table-cell table:style-name="Table1.A1" office:value-type="string">
            <text:p text:style-name="P7">Capacité a être reconnaissant</text:p>
          </table:table-cell>
          <table:table-cell table:style-name="Table1.A1" office:value-type="string">
            <text:p text:style-name="P7">Exemplaire</text:p>
          </table:table-cell>
          <table:table-cell table:style-name="Table1.A1" office:value-type="string">
            <text:p text:style-name="P7">Com. efficace</text:p>
          </table:table-cell>
        </table:table-row>
        <table:table-row table:style-name="Table1.7">
          <table:table-cell table:style-name="Table1.A1" office:value-type="string">
            <text:p text:style-name="P7">Eloquence</text:p>
          </table:table-cell>
          <table:table-cell table:style-name="Table1.A1" office:value-type="string">
            <text:p text:style-name="P7">Investi</text:p>
          </table:table-cell>
          <table:table-cell table:style-name="Table1.A1" office:value-type="string">
            <text:p text:style-name="P8">Vision claire du projet</text:p>
          </table:table-cell>
        </table:table-row>
        <table:table-row table:style-name="Table1.7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Optimiste</text:p>
          </table:table-cell>
          <table:table-cell table:style-name="Table1.A1" office:value-type="string">
            <text:p text:style-name="P7"/>
          </table:table-cell>
        </table:table-row>
        <table:table-row table:style-name="Table1.9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Ferme</text:p>
          </table:table-cell>
          <table:table-cell table:style-name="Table1.A1" office:value-type="string">
            <text:p text:style-name="P7"/>
          </table:table-cell>
        </table:table-row>
        <table:table-row table:style-name="Table1.9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Charismatique</text:p>
          </table:table-cell>
          <table:table-cell table:style-name="Table1.A1" office:value-type="string">
            <text:p text:style-name="P7"/>
          </table:table-cell>
        </table:table-row>
        <table:table-row table:style-name="Table1.9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Gestion du stress</text:p>
          </table:table-cell>
          <table:table-cell table:style-name="Table1.A1" office:value-type="string">
            <text:p text:style-name="P7"/>
          </table:table-cell>
        </table:table-row>
        <table:table-row table:style-name="Table1.9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Fiable</text:p>
          </table:table-cell>
          <table:table-cell table:style-name="Table1.A1" office:value-type="string">
            <text:p text:style-name="P7"/>
          </table:table-cell>
        </table:table-row>
        <table:table-row table:style-name="Table1.9">
          <table:table-cell table:style-name="Table1.A1" table:number-columns-spanned="3" office:value-type="string">
            <text:p text:style-name="P7">Leadership</text:p>
          </table:table-cell>
          <table:covered-table-cell/>
          <table:covered-table-cell/>
        </table:table-row>
      </table:table>
      <text:p text:style-name="P10"/>
      <text:h text:style-name="Heading_20_1" text:outline-level="1">Cours</text:h>
      <text:p text:style-name="P11">Une vision claire : <text:s/>ce qui permet de piloter une équipe vers des objectifs</text:p>
      <text:p text:style-name="P11"><text:soft-page-break/>Est organisée/rigoureux : répartition calire du travail, plannification</text:p>
      <text:p text:style-name="P11">Capacité a motiver : Donne le cap et le sens des différentes taches</text:p>
      <text:p text:style-name="P11">A le sens de l’écoute : s’intéresse aux besoins de ses collaborateurs et collaboratrices</text:p>
      <text:p text:style-name="P11">Sait communiquer : claire avec les différentes personnes</text:p>
      <text:p text:style-name="P11">Est honnete : direct, tout en restant respectueux, bienveillant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Gras" style:font-pitch="variable"/>
    <style:font-face style:name="Lato1" svg:font-family="Lato" style:font-adornments="Normal"/>
    <style:font-face style:name="Lato2" svg:font-family="Lato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text-indent="0.5902in" style:auto-text-indent="false" style:page-number="auto"/>
      <style:text-properties style:font-name="Lato2" fo:font-family="Lato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783in" style:contextual-spacing="false" fo:line-height="100%" fo:text-align="justify" style:justify-single-word="false" fo:text-indent="0.5902in" style:auto-text-indent="false" style:page-number="auto"/>
      <style:text-properties style:font-name="Lato2" fo:font-family="Lato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429in" fo:margin-bottom="0.0429in" style:contextual-spacing="false" fo:text-align="center" style:justify-single-word="false" fo:text-indent="0in" style:auto-text-indent="false" text:number-lines="false" text:line-number="0"/>
      <style:text-properties fo:font-size="11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in" fo:margin-bottom="0.0827in" style:contextual-spacing="false" fo:text-align="center" style:justify-single-word="false" fo:text-indent="0in" style:auto-text-indent="false" style:page-number="auto" text:number-lines="false" text:line-number="0"/>
      <style:text-properties fo:color="#000058" loext:opacity="100%" style:font-name="Lato" fo:font-family="Lato" style:font-style-name="Gras" style:font-pitch="variable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626in" fo:margin-bottom="0.0429in" style:contextual-spacing="false" fo:text-align="justify" style:justify-single-word="false" fo:padding="0.0193in" fo:border-left="none" fo:border-right="none" fo:border-top="none" fo:border-bottom="1.5pt solid #000084" text:number-lines="false" text:line-number="0"/>
      <style:text-properties fo:color="#000084" loext:opacity="100%" style:font-name="Lato" fo:font-family="Lato" style:font-style-name="Gra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953in" fo:margin-bottom="0.0429in" style:contextual-spacing="false" fo:text-align="justify" style:justify-single-word="false" fo:text-indent="0.1181in" style:auto-text-indent="false" text:number-lines="false" text:line-number="0"/>
      <style:text-properties fo:color="#0000b0" loext:opacity="100%" style:font-name="Lato" fo:font-family="Lato" style:font-style-name="Gra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362in" fo:margin-bottom="0.0429in" style:contextual-spacing="false" fo:text-align="justify" style:justify-single-word="false" fo:text-indent="0.2362in" style:auto-text-indent="false" text:number-lines="false" text:line-number="0"/>
      <style:text-properties fo:color="#0000dc" loext:opacity="100%" style:font-name="Lato" fo:font-family="Lato" style:font-style-name="Gra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61in" fo:margin-bottom="0.0429in" style:contextual-spacing="false" fo:text-align="justify" style:justify-single-word="false" fo:text-indent="0.3937in" style:auto-text-indent="false" text:number-lines="false" text:line-number="0"/>
      <style:text-properties fo:color="#0000dc" loext:opacity="100%" style:font-name="Lato" fo:font-family="Lato" style:font-style-name="Gra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827in" style:contextual-spacing="false" fo:text-align="center" style:justify-single-word="false" fo:text-indent="0in" style:auto-text-indent="false" style:page-number="auto" text:number-lines="false" text:line-number="0"/>
      <style:text-properties fo:color="#000058" loext:opacity="100%" style:font-name="Lato" fo:font-family="Lato" style:font-style-name="Gras" style:font-pitch="variable" fo:font-size="24pt" fo:font-weight="bold" style:font-size-asian="18pt" style:font-size-complex="18pt"/>
    </style:style>
    <style:style style:name="Footnote" style:family="paragraph" style:parent-style-name="Standard" style:class="extra">
      <style:paragraph-properties fo:margin-left="0.2362in" fo:margin-top="0in" fo:margin-bottom="0.0398in" style:contextual-spacing="false" fo:text-indent="-0.2362in" style:auto-text-indent="false" text:number-lines="false" text:line-number="0"/>
      <style:text-properties fo:font-size="11pt" style:font-size-asian="10pt" style:font-size-complex="10pt"/>
    </style:style>
    <style:style style:name="Comment" style:family="paragraph" style:parent-style-name="Standard" style:class="extra" style:master-page-name="">
      <style:paragraph-properties fo:margin-left="0in" fo:margin-right="0in" fo:margin-top="0in" fo:margin-bottom="0.0398in" style:contextual-spacing="false" fo:text-indent="0in" style:auto-text-indent="false" style:page-number="auto"/>
      <style:text-properties fo:font-size="10.5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in" fo:margin-bottom="0.0783in" style:contextual-spacing="false" fo:orphans="0" fo:widows="0" fo:text-indent="0in" style:auto-text-indent="false" text:number-lines="false" text:line-number="0"/>
    </style:style>
    <style:style style:name="Quotations" style:family="paragraph" style:parent-style-name="Standard" style:class="html">
      <style:paragraph-properties fo:margin-left="0in" fo:margin-right="0in" fo:margin-top="0in" fo:margin-bottom="0.3937in" style:contextual-spacing="false" fo:text-indent="0.5902in" style:auto-text-indent="false" fo:padding="0.0193in" fo:border-left="none" fo:border-right="none" fo:border-top="none" fo:border-bottom="0.74pt solid #0000b0"/>
      <style:text-properties fo:color="#0000b0" loext:opacity="100%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top="0.1256in" fo:margin-bottom="0.0827in" style:contextual-spacing="false" fo:text-align="center" style:justify-single-word="false" fo:text-indent="0in" style:auto-text-indent="false" text:number-lines="false" text:line-number="0"/>
      <style:text-properties fo:color="#000084" loext:opacity="100%" style:font-name="Lato" fo:font-family="Lato" style:font-style-name="Gras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.0783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1965in" fo:margin-top="0.0398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font-size="10.5pt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in" style:auto-text-indent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9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39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1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45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currency-style style:name="N151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1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53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USD" number:transliteration-language="fr" number:transliteration-country="F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0:58:31.999719890</meta:creation-date>
    <dc:title>Cours</dc:title>
    <meta:editing-duration>PT38M4S</meta:editing-duration>
    <meta:editing-cycles>7</meta:editing-cycles>
    <meta:generator>LibreOffice/24.2.7.2$Linux_X86_64 LibreOffice_project/420$Build-2</meta:generator>
    <dc:date>2025-02-12T10:56:41.715321090</dc:date>
    <meta:document-statistic meta:table-count="1" meta:image-count="1" meta:object-count="0" meta:page-count="3" meta:paragraph-count="70" meta:word-count="375" meta:character-count="2406" meta:non-whitespace-character-count="2100"/>
    <meta:template xlink:type="simple" xlink:actuate="onRequest" xlink:title="Cours" xlink:href="../../../../../.var/app/org.libreoffice.LibreOffice/config/libreoffice/4/user/template/Cours1.ott" meta:date="2025-02-09T20:58:31.313718042"/>
  </office:meta>
</office:document-meta>
</file>